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lHash" table:style-name="ta1">
        <table:shapes>
          <draw:frame draw:z-index="0" draw:style-name="gr1" draw:text-style-name="P1" svg:width="15.999cm" svg:height="8.999cm" svg:x="1.172cm" svg:y="0.1cm">
            <draw:object draw:notify-on-update-of-ranges="rolHash.B1:rolHash.B33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2:03:06.723946292</dc:date>
    <meta:editing-duration>PT1M44S</meta:editing-duration>
    <meta:editing-cycles>1</meta:editing-cycles>
    <meta:document-statistic meta:table-count="1" meta:cell-count="677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7.149cm" svg:y="0.316cm" chart:style-name="ch2">
          <text:p>rolHash</text:p>
        </chart:title>
        <chart:plot-area chart:style-name="ch3" table:cell-range-address="rolHash.B1:rolHash.B3385" svg:x="1.331cm" svg:y="1.275cm" svg:width="14.349cm" svg:height="6.564cm">
          <chart:coordinate-region svg:x="1.952cm" svg:y="1.474cm" svg:width="13.66cm" svg:height="5.311cm"/>
          <chart:axis chart:dimension="x" chart:name="primary-x" chart:style-name="ch4">
            <chart:title svg:x="8.051cm" svg:y="8.019cm" chart:style-name="ch5">
              <text:p>index</text:p>
            </chart:title>
          </chart:axis>
          <chart:axis chart:dimension="y" chart:name="primary-y" chart:style-name="ch4">
            <chart:title svg:x="0.451cm" svg:y="5.289cm" chart:style-name="ch6">
              <text:p>collisions</text:p>
            </chart:title>
            <chart:grid chart:style-name="ch7" chart:class="major"/>
          </chart:axis>
          <chart:series chart:style-name="ch8" chart:values-cell-range-address="rolHash.B1:rolHash.B3385" chart:class="chart:area">
            <chart:data-point chart:repeated="33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olHash.B1:rolHash.B3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